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afa66"/>
    </style:style>
    <style:style style:name="P2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Courier New" fo:font-size="10pt" officeooo:paragraph-rsid="00238dbf" style:font-size-asian="10pt" style:font-size-complex="10pt"/>
    </style:style>
    <style:style style:name="P3" style:family="paragraph" style:parent-style-name="Standard">
      <style:text-properties style:font-name="Courier New" fo:font-size="10pt" fo:font-weight="bold" officeooo:paragraph-rsid="001afa66" style:font-size-asian="10pt" style:font-weight-asian="bold" style:font-size-complex="10pt" style:font-weight-complex="bold"/>
    </style:style>
    <style:style style:name="P4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Courier New" fo:font-size="10pt" fo:font-weight="bold" officeooo:paragraph-rsid="00200b3a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ourier New" fo:font-size="10pt" fo:font-weight="bold" officeooo:paragraph-rsid="00200b3a" style:font-size-asian="10pt" style:font-weight-asian="bold" style:font-size-complex="10pt" style:font-weight-complex="bold"/>
    </style:style>
    <style:style style:name="P7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officeooo:paragraph-rsid="00264923"/>
    </style:style>
    <style:style style:name="P8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officeooo:paragraph-rsid="0028a726"/>
    </style:style>
    <style:style style:name="P9" style:family="paragraph" style:parent-style-name="Standard">
      <style:text-properties officeooo:paragraph-rsid="001cf38a"/>
    </style:style>
    <style:style style:name="P10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Arial" fo:font-size="14pt" fo:font-weight="bold" officeooo:paragraph-rsid="002965dd" style:font-size-asian="14pt" style:font-weight-asian="bold" style:font-size-complex="14pt" style:font-weight-complex="bold"/>
    </style:style>
    <style:style style:name="P11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Times New Roman" officeooo:paragraph-rsid="002c371a"/>
    </style:style>
    <style:style style:name="P12" style:family="paragraph" style:parent-style-name="Standard">
      <style:text-properties officeooo:rsid="00187778" officeooo:paragraph-rsid="00173a17"/>
    </style:style>
    <style:style style:name="P13" style:family="paragraph" style:parent-style-name="Standard">
      <style:text-properties officeooo:rsid="0018c4a2" officeooo:paragraph-rsid="001afa66"/>
    </style:style>
    <style:style style:name="P14" style:family="paragraph" style:parent-style-name="Standard">
      <style:text-properties officeooo:rsid="0019459a" officeooo:paragraph-rsid="0018c4a2"/>
    </style:style>
    <style:style style:name="P15" style:family="paragraph" style:parent-style-name="Standard">
      <style:text-properties officeooo:rsid="001cf38a" officeooo:paragraph-rsid="001cf38a"/>
    </style:style>
    <style:style style:name="P16" style:family="paragraph" style:parent-style-name="Standard">
      <style:text-properties officeooo:rsid="00200b3a" officeooo:paragraph-rsid="00200b3a"/>
    </style:style>
    <style:style style:name="P17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Courier New" fo:font-size="10pt" officeooo:rsid="00200b3a" officeooo:paragraph-rsid="00200b3a" style:font-name-asian="CourierNewPSMT" style:font-size-asian="10pt" style:font-name-complex="CourierNewPSMT" style:font-size-complex="10pt"/>
    </style:style>
    <style:style style:name="P18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Courier New" fo:font-size="10pt" fo:font-weight="bold" style:font-name-asian="CourierNewPSMT" style:font-size-asian="10pt" style:font-weight-asian="bold" style:font-name-complex="CourierNewPSMT" style:font-size-complex="10pt" style:font-weight-complex="bold"/>
    </style:style>
    <style:style style:name="P19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Courier New" fo:font-size="10pt" fo:font-weight="bold" officeooo:paragraph-rsid="00200b3a" style:font-name-asian="CourierNewPSMT" style:font-size-asian="10pt" style:font-weight-asian="bold" style:font-name-complex="CourierNewPSMT" style:font-size-complex="10pt" style:font-weight-complex="bold"/>
    </style:style>
    <style:style style:name="P20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Courier New" fo:font-size="10pt" fo:font-weight="bold" officeooo:paragraph-rsid="00238dbf" style:font-name-asian="CourierNewPSMT" style:font-size-asian="10pt" style:font-weight-asian="bold" style:font-name-complex="CourierNewPSMT" style:font-size-complex="10pt" style:font-weight-complex="bold"/>
    </style:style>
    <style:style style:name="P21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167b4" officeooo:paragraph-rsid="002167b4" style:font-name-asian="CourierNewPSMT" style:font-size-asian="12pt" style:font-name-complex="CourierNewPSMT" style:font-size-complex="12pt"/>
    </style:style>
    <style:style style:name="P22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64923" officeooo:paragraph-rsid="002965dd" style:font-name-asian="CourierNewPSMT" style:font-size-asian="12pt" style:font-name-complex="CourierNewPSMT" style:font-size-complex="12pt"/>
    </style:style>
    <style:style style:name="P23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64923" officeooo:paragraph-rsid="00264923" style:font-name-asian="CourierNewPSMT" style:font-size-asian="12pt" style:font-name-complex="CourierNewPSMT" style:font-size-complex="12pt"/>
    </style:style>
    <style:style style:name="P24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965dd" officeooo:paragraph-rsid="002965dd" style:font-name-asian="CourierNewPSMT" style:font-size-asian="12pt" style:font-name-complex="CourierNewPSMT" style:font-size-complex="12pt"/>
    </style:style>
    <style:style style:name="P25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714b3" officeooo:paragraph-rsid="00264923" style:font-name-asian="CourierNewPSMT" style:font-size-asian="12pt" style:font-name-complex="CourierNewPSMT" style:font-size-complex="12pt"/>
    </style:style>
    <style:style style:name="P26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714b3" officeooo:paragraph-rsid="0028a726" style:font-name-asian="CourierNewPSMT" style:font-size-asian="12pt" style:font-name-complex="CourierNewPSMT" style:font-size-complex="12pt"/>
    </style:style>
    <style:style style:name="P27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8a726" officeooo:paragraph-rsid="0028a726" style:font-name-asian="CourierNewPSMT" style:font-size-asian="12pt" style:font-name-complex="CourierNewPSMT" style:font-size-complex="12pt"/>
    </style:style>
    <style:style style:name="P28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bddd5" officeooo:paragraph-rsid="002bddd5" style:font-name-asian="CourierNewPSMT" style:font-size-asian="12pt" style:font-name-complex="CourierNewPSMT" style:font-size-complex="12pt"/>
    </style:style>
    <style:style style:name="P29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c371a" officeooo:paragraph-rsid="002c371a" style:font-name-asian="CourierNewPSMT" style:font-size-asian="12pt" style:font-name-complex="CourierNewPSMT" style:font-size-complex="12pt"/>
    </style:style>
    <style:style style:name="P30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f325b" officeooo:paragraph-rsid="002f325b" style:font-name-asian="CourierNewPSMT" style:font-size-asian="12pt" style:font-name-complex="CourierNewPSMT" style:font-size-complex="12pt"/>
    </style:style>
    <style:style style:name="P31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d6c92" officeooo:paragraph-rsid="002acd46" style:font-name-asian="CourierNewPSMT" style:font-size-asian="12pt" style:font-name-complex="CourierNewPSMT" style:font-size-complex="12pt"/>
    </style:style>
    <style:style style:name="P32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d6c92" officeooo:paragraph-rsid="0036ec40" style:font-name-asian="CourierNewPSMT" style:font-size-asian="12pt" style:font-name-complex="CourierNewPSMT" style:font-size-complex="12pt"/>
    </style:style>
    <style:style style:name="P33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fo:font-weight="bold" officeooo:rsid="00264923" officeooo:paragraph-rsid="00264923" style:font-name-asian="CourierNewPSMT" style:font-size-asian="12pt" style:font-weight-asian="bold" style:font-name-complex="CourierNewPSMT" style:font-size-complex="12pt" style:font-weight-complex="bold"/>
    </style:style>
    <style:style style:name="P34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fo:font-weight="bold" officeooo:rsid="0028a726" officeooo:paragraph-rsid="0028a726" style:font-name-asian="CourierNewPSMT" style:font-size-asian="12pt" style:font-weight-asian="bold" style:font-name-complex="CourierNewPSMT" style:font-size-complex="12pt" style:font-weight-complex="bold"/>
    </style:style>
    <style:style style:name="P35" style:family="paragraph" style:parent-style-name="Standard">
      <style:paragraph-properties fo:text-align="start" style:justify-single-word="false" style:text-autospace="none">
        <style:tab-stops>
          <style:tab-stop style:position="0.389in"/>
        </style:tab-stops>
      </style:paragraph-properties>
      <style:text-properties fo:color="#000000" style:font-name="Times New Roman" fo:font-size="12pt" fo:font-weight="normal" officeooo:rsid="003defbf" officeooo:paragraph-rsid="003defbf" style:font-name-asian="CourierNewPSMT" style:font-size-asian="12pt" style:font-weight-asian="normal" style:font-name-complex="CourierNewPSMT" style:font-size-complex="12pt" style:font-weight-complex="normal"/>
    </style:style>
    <style:style style:name="P36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Arial" fo:font-size="14pt" fo:font-weight="bold" officeooo:rsid="002bddd5" officeooo:paragraph-rsid="002bddd5" style:font-name-asian="CourierNewPSMT" style:font-size-asian="14pt" style:font-weight-asian="bold" style:font-name-complex="CourierNewPSMT" style:font-size-complex="14pt" style:font-weight-complex="bold"/>
    </style:style>
    <style:style style:name="P37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use-window-font-color="true" style:font-name="Times New Roman" fo:font-size="12pt" fo:font-weight="normal" officeooo:rsid="002c371a" officeooo:paragraph-rsid="002c371a" style:font-name-asian="Helvetica" style:font-size-asian="12pt" style:font-weight-asian="normal" style:font-name-complex="Helvetica" style:font-size-complex="12pt" style:font-weight-complex="normal"/>
    </style:style>
    <style:style style:name="P38" style:family="paragraph" style:parent-style-name="Standard">
      <style:text-properties officeooo:rsid="00173a17" officeooo:paragraph-rsid="00173a17"/>
    </style:style>
    <style:style style:name="P39" style:family="paragraph" style:parent-style-name="Horizontal_20_Line">
      <style:text-properties officeooo:rsid="001cf38a"/>
    </style:style>
    <style:style style:name="P40" style:family="paragraph" style:parent-style-name="Horizontal_20_Line">
      <style:text-properties officeooo:rsid="001ba1e0"/>
    </style:style>
    <style:style style:name="P41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use-window-font-color="true" style:font-name="Times New Roman" fo:font-size="12pt" fo:font-weight="normal" officeooo:rsid="00436adb" officeooo:paragraph-rsid="00436adb" style:font-name-asian="Helvetica" style:font-size-asian="12pt" style:font-weight-asian="normal" style:font-name-complex="Helvetica" style:font-size-complex="12pt" style:font-weight-complex="normal"/>
    </style:style>
    <style:style style:name="P42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450753" officeooo:paragraph-rsid="002f325b" style:font-name-asian="CourierNewPSMT" style:font-size-asian="12pt" style:font-name-complex="CourierNewPSMT" style:font-size-complex="12pt"/>
    </style:style>
    <style:style style:name="P43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450753" officeooo:paragraph-rsid="00565b49" style:font-name-asian="CourierNewPSMT" style:font-size-asian="12pt" style:font-name-complex="CourierNewPSMT" style:font-size-complex="12pt"/>
    </style:style>
    <style:style style:name="P44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f325b" officeooo:paragraph-rsid="00565b49" style:font-name-asian="CourierNewPSMT" style:font-size-asian="12pt" style:font-name-complex="CourierNewPSMT" style:font-size-complex="12pt"/>
    </style:style>
    <style:style style:name="P45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d6c92" officeooo:paragraph-rsid="00565b49" style:font-name-asian="CourierNewPSMT" style:font-size-asian="12pt" style:font-name-complex="CourierNewPSMT" style:font-size-complex="12pt"/>
    </style:style>
    <style:style style:name="P46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d6c92" officeooo:paragraph-rsid="00583212" style:font-name-asian="CourierNewPSMT" style:font-size-asian="12pt" style:font-name-complex="CourierNewPSMT" style:font-size-complex="12pt"/>
    </style:style>
    <style:style style:name="P47" style:family="paragraph" style:parent-style-name="Standard">
      <style:paragraph-properties fo:text-align="start" style:justify-single-word="false" style:text-autospace="none">
        <style:tab-stops>
          <style:tab-stop style:position="0.389in"/>
        </style:tab-stops>
      </style:paragraph-properties>
      <style:text-properties fo:color="#000000" style:font-name="Times New Roman" fo:font-size="12pt" fo:font-weight="normal" officeooo:rsid="003defbf" officeooo:paragraph-rsid="00565b49" style:font-name-asian="CourierNewPSMT" style:font-size-asian="12pt" style:font-weight-asian="normal" style:font-name-complex="CourierNewPSMT" style:font-size-complex="12pt" style:font-weight-complex="normal"/>
    </style:style>
    <style:style style:name="P48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fo:font-weight="normal" officeooo:rsid="003defbf" officeooo:paragraph-rsid="00565b49" style:font-name-asian="CourierNewPSMT" style:font-size-asian="12pt" style:font-weight-asian="normal" style:font-name-complex="CourierNewPSMT" style:font-size-complex="12pt" style:font-weight-complex="normal"/>
    </style:style>
    <style:style style:name="P49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4pt" fo:font-weight="bold" officeooo:rsid="00450753" officeooo:paragraph-rsid="00450753" style:font-name-asian="CourierNewPSMT" style:font-size-asian="14pt" style:font-weight-asian="bold" style:font-name-complex="CourierNewPSMT" style:font-size-complex="14pt" style:font-weight-complex="bold"/>
    </style:style>
    <style:style style:name="P50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4pt" fo:font-weight="bold" officeooo:rsid="00450753" officeooo:paragraph-rsid="00565b49" style:font-name-asian="CourierNewPSMT" style:font-size-asian="14pt" style:font-weight-asian="bold" style:font-name-complex="CourierNewPSMT" style:font-size-complex="14pt" style:font-weight-complex="bold"/>
    </style:style>
    <style:style style:name="P51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officeooo:paragraph-rsid="004cfff1"/>
    </style:style>
    <style:style style:name="P52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officeooo:paragraph-rsid="004e46b1"/>
    </style:style>
    <style:style style:name="P53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officeooo:paragraph-rsid="004e78a5"/>
    </style:style>
    <style:style style:name="P54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officeooo:paragraph-rsid="004f1297"/>
    </style:style>
    <style:style style:name="P55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Arial" fo:font-size="14pt" fo:font-weight="bold" officeooo:paragraph-rsid="004e46b1" style:font-size-asian="14pt" style:font-weight-asian="bold" style:font-size-complex="14pt" style:font-weight-complex="bold"/>
    </style:style>
    <style:style style:name="P56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Courier New" fo:font-size="10pt" fo:font-weight="bold" officeooo:paragraph-rsid="004f1297" style:font-size-asian="10pt" style:font-weight-asian="bold" style:font-size-complex="10pt" style:font-weight-complex="bold"/>
    </style:style>
    <style:style style:name="P57" style:family="paragraph" style:parent-style-name="Standard">
      <style:text-properties style:font-name="Arial" fo:font-size="18pt" officeooo:rsid="00327364" officeooo:paragraph-rsid="0046f300" style:font-size-asian="18pt" style:font-size-complex="18pt"/>
    </style:style>
    <style:style style:name="P58" style:family="paragraph" style:parent-style-name="Standard">
      <style:text-properties style:font-name="Arial" fo:font-size="14pt" officeooo:rsid="00327364" officeooo:paragraph-rsid="0046f300" style:font-size-asian="14pt" style:font-size-complex="14pt"/>
    </style:style>
    <style:style style:name="P59" style:family="paragraph" style:parent-style-name="Standard">
      <style:text-properties officeooo:paragraph-rsid="0046f300"/>
    </style:style>
    <style:style style:name="P60" style:family="paragraph" style:parent-style-name="Standard">
      <style:text-properties style:font-name="Arial" fo:font-size="14pt" officeooo:paragraph-rsid="0046f300" style:font-size-asian="14pt" style:font-size-complex="14pt"/>
    </style:style>
    <style:style style:name="P61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Arial" fo:font-size="14pt" fo:font-weight="bold" officeooo:paragraph-rsid="004b5477" style:font-size-asian="14pt" style:font-weight-asian="bold" style:font-size-complex="14pt" style:font-weight-complex="bold"/>
    </style:style>
    <style:style style:name="P62" style:family="paragraph" style:parent-style-name="Standard">
      <style:text-properties style:font-name="Arial" fo:font-size="14pt" fo:font-weight="bold" officeooo:paragraph-rsid="00565b49" style:font-size-asian="14pt" style:font-weight-asian="bold" style:font-size-complex="14pt" style:font-weight-complex="bold"/>
    </style:style>
    <style:style style:name="P63" style:family="paragraph" style:parent-style-name="Standard">
      <style:text-properties style:font-name="Courier New" fo:font-size="10pt" fo:font-weight="bold" officeooo:paragraph-rsid="0046f300" style:font-size-asian="10pt" style:font-weight-asian="bold" style:font-size-complex="10pt" style:font-weight-complex="bold"/>
    </style:style>
    <style:style style:name="P64" style:family="paragraph" style:parent-style-name="Standard" style:list-style-name="">
      <style:paragraph-properties style:text-autospace="none">
        <style:tab-stops>
          <style:tab-stop style:position="0.389in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65" style:family="paragraph" style:parent-style-name="Standard" style:list-style-name="">
      <style:paragraph-properties style:text-autospace="none">
        <style:tab-stops>
          <style:tab-stop style:position="0.389in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66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Courier New" fo:font-size="10pt" fo:font-weight="bold" officeooo:paragraph-rsid="004f1297" style:font-size-asian="10pt" style:font-weight-asian="bold" style:font-size-complex="10pt" style:font-weight-complex="bold"/>
    </style:style>
    <style:style style:name="P67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Courier New" fo:font-size="10pt" fo:font-weight="bold" officeooo:paragraph-rsid="004f2349" style:font-size-asian="10pt" style:font-weight-asian="bold" style:font-size-complex="10pt" style:font-weight-complex="bold"/>
    </style:style>
    <style:style style:name="P68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Courier New" fo:font-size="10pt" fo:font-weight="bold" officeooo:paragraph-rsid="004b5477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Courier New" fo:font-size="10pt" fo:font-weight="bold" officeooo:paragraph-rsid="00563b07" style:font-size-asian="10pt" style:font-weight-asian="bold" style:font-size-complex="10pt" style:font-weight-complex="bold"/>
    </style:style>
    <style:style style:name="P70" style:family="paragraph" style:parent-style-name="Standard">
      <style:text-properties officeooo:paragraph-rsid="0047d542"/>
    </style:style>
    <style:style style:name="P71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Times New Roman" fo:font-weight="normal" officeooo:paragraph-rsid="0048949e" style:font-weight-asian="normal" style:font-weight-complex="normal"/>
    </style:style>
    <style:style style:name="P72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Times New Roman" fo:font-weight="normal" officeooo:paragraph-rsid="0049f41e" style:font-weight-asian="normal" style:font-weight-complex="normal"/>
    </style:style>
    <style:style style:name="P73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Times New Roman" fo:font-weight="bold" officeooo:paragraph-rsid="0059df8d" style:font-weight-asian="bold" style:font-weight-complex="bold"/>
    </style:style>
    <style:style style:name="P74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officeooo:paragraph-rsid="0049f41e"/>
    </style:style>
    <style:style style:name="P75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officeooo:paragraph-rsid="004b5477"/>
    </style:style>
    <style:style style:name="P76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officeooo:paragraph-rsid="004f1297"/>
    </style:style>
    <style:style style:name="P77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officeooo:paragraph-rsid="004f2349"/>
    </style:style>
    <style:style style:name="P78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officeooo:paragraph-rsid="00503922"/>
    </style:style>
    <style:style style:name="P79" style:family="paragraph" style:parent-style-name="Standard">
      <style:text-properties officeooo:paragraph-rsid="004f1297"/>
    </style:style>
    <style:style style:name="P80" style:family="paragraph" style:parent-style-name="Standard">
      <style:text-properties officeooo:paragraph-rsid="0052632f"/>
    </style:style>
    <style:style style:name="P81" style:family="paragraph" style:parent-style-name="Standard">
      <style:text-properties officeooo:paragraph-rsid="0054ad2b"/>
    </style:style>
    <style:style style:name="P82" style:family="paragraph" style:parent-style-name="Standard">
      <style:text-properties officeooo:paragraph-rsid="00563b07"/>
    </style:style>
    <style:style style:name="P83" style:family="paragraph" style:parent-style-name="Standard">
      <style:paragraph-properties fo:break-before="page" style:text-autospace="none">
        <style:tab-stops>
          <style:tab-stop style:position="0.389in"/>
        </style:tab-stops>
      </style:paragraph-properties>
      <style:text-properties style:font-name="Arial" fo:font-size="14pt" fo:font-weight="bold" officeooo:paragraph-rsid="004b5477" style:font-size-asian="14pt" style:font-weight-asian="bold" style:font-size-complex="14pt" style:font-weight-complex="bold"/>
    </style:style>
    <style:style style:name="P84" style:family="paragraph" style:parent-style-name="Heading_20_3">
      <style:paragraph-properties style:text-autospace="none">
        <style:tab-stops>
          <style:tab-stop style:position="0.389in"/>
        </style:tab-stops>
      </style:paragraph-properties>
      <style:text-properties style:font-name="Arial" officeooo:paragraph-rsid="0048949e"/>
    </style:style>
    <style:style style:name="T1" style:family="text">
      <style:text-properties officeooo:rsid="00173a17"/>
    </style:style>
    <style:style style:name="T2" style:family="text">
      <style:text-properties officeooo:rsid="00187778"/>
    </style:style>
    <style:style style:name="T3" style:family="text">
      <style:text-properties officeooo:rsid="0018c4a2"/>
    </style:style>
    <style:style style:name="T4" style:family="text">
      <style:text-properties officeooo:rsid="0019459a"/>
    </style:style>
    <style:style style:name="T5" style:family="text">
      <style:text-properties officeooo:rsid="001afa66"/>
    </style:style>
    <style:style style:name="T6" style:family="text">
      <style:text-properties fo:color="#000000" fo:font-size="12pt" officeooo:rsid="002c371a" style:font-name-asian="CourierNewPSMT" style:font-size-asian="12pt" style:font-name-complex="CourierNewPSMT" style:font-size-complex="12pt"/>
    </style:style>
    <style:style style:name="T7" style:family="text">
      <style:text-properties fo:color="#000000" fo:font-size="12pt" officeooo:rsid="002cab06" style:font-name-asian="CourierNewPSMT" style:font-size-asian="12pt" style:font-name-complex="CourierNewPSMT" style:font-size-complex="12pt"/>
    </style:style>
    <style:style style:name="T8" style:family="text">
      <style:text-properties fo:color="#000000" fo:font-size="12pt" officeooo:rsid="003a64ad" style:font-name-asian="CourierNewPSMT" style:font-size-asian="12pt" style:font-name-complex="CourierNewPSMT" style:font-size-complex="12pt"/>
    </style:style>
    <style:style style:name="T9" style:family="text">
      <style:text-properties fo:color="#000000" style:font-name-asian="CourierNewPSMT" style:font-name-complex="CourierNewPSMT"/>
    </style:style>
    <style:style style:name="T10" style:family="text">
      <style:text-properties fo:color="#000000" officeooo:rsid="001afa66" style:font-name-asian="CourierNewPSMT" style:font-name-complex="CourierNewPSMT"/>
    </style:style>
    <style:style style:name="T11" style:family="text">
      <style:text-properties fo:color="#000000" officeooo:rsid="001ba1e0" style:font-name-asian="CourierNewPSMT" style:font-name-complex="CourierNewPSMT"/>
    </style:style>
    <style:style style:name="T12" style:family="text">
      <style:text-properties fo:color="#000000" officeooo:rsid="00264923" style:font-name-asian="CourierNewPSMT" style:font-name-complex="CourierNewPSMT"/>
    </style:style>
    <style:style style:name="T13" style:family="text">
      <style:text-properties fo:color="#000000" officeooo:rsid="002965dd" style:font-name-asian="CourierNewPSMT" style:font-name-complex="CourierNewPSMT"/>
    </style:style>
    <style:style style:name="T14" style:family="text">
      <style:text-properties fo:color="#000000" officeooo:rsid="002acd46" style:font-name-asian="CourierNewPSMT" style:font-name-complex="CourierNewPSMT"/>
    </style:style>
    <style:style style:name="T15" style:family="text">
      <style:text-properties fo:color="#000000" officeooo:rsid="0036ec40" style:font-name-asian="CourierNewPSMT" style:font-name-complex="CourierNewPSMT"/>
    </style:style>
    <style:style style:name="T16" style:family="text">
      <style:text-properties fo:color="#000000" style:font-name="Times New Roman" fo:font-size="12pt" officeooo:rsid="00264923" style:font-name-asian="CourierNewPSMT" style:font-size-asian="12pt" style:font-name-complex="CourierNewPSMT" style:font-size-complex="12pt"/>
    </style:style>
    <style:style style:name="T17" style:family="text">
      <style:text-properties fo:color="#000000" style:font-name="Times New Roman" fo:font-size="12pt" officeooo:rsid="002714b3" style:font-name-asian="CourierNewPSMT" style:font-size-asian="12pt" style:font-name-complex="CourierNewPSMT" style:font-size-complex="12pt"/>
    </style:style>
    <style:style style:name="T18" style:family="text">
      <style:text-properties fo:color="#000000" style:font-name="Times New Roman" fo:font-size="12pt" officeooo:rsid="0028a726" style:font-name-asian="CourierNewPSMT" style:font-size-asian="12pt" style:font-name-complex="CourierNewPSMT" style:font-size-complex="12pt"/>
    </style:style>
    <style:style style:name="T19" style:family="text">
      <style:text-properties fo:color="#000000" style:font-name="Times New Roman" fo:font-size="12pt" officeooo:rsid="00389176" style:font-name-asian="CourierNewPSMT" style:font-size-asian="12pt" style:font-name-complex="CourierNewPSMT" style:font-size-complex="12pt"/>
    </style:style>
    <style:style style:name="T20" style:family="text">
      <style:text-properties fo:color="#000000" style:font-name="Times New Roman" fo:font-size="12pt" fo:font-weight="normal" officeooo:rsid="003defbf" style:font-name-asian="CourierNewPSMT" style:font-size-asian="12pt" style:font-weight-asian="normal" style:font-name-complex="CourierNewPSMT" style:font-size-complex="12pt" style:font-weight-complex="normal"/>
    </style:style>
    <style:style style:name="T21" style:family="text">
      <style:text-properties fo:color="#000000" fo:font-weight="bold" style:font-name-asian="CourierNewPSMT" style:font-weight-asian="bold" style:font-name-complex="CourierNewPSMT" style:font-weight-complex="bold"/>
    </style:style>
    <style:style style:name="T22" style:family="text">
      <style:text-properties fo:color="#000000" fo:font-weight="bold" officeooo:rsid="002489e1" style:font-name-asian="CourierNewPSMT" style:font-weight-asian="bold" style:font-name-complex="CourierNewPSMT" style:font-weight-complex="bold"/>
    </style:style>
    <style:style style:name="T23" style:family="text">
      <style:text-properties fo:color="#000000" style:font-name="CourierNewPSMT" fo:font-size="12pt" officeooo:rsid="004f1297" style:font-name-asian="CourierNewPSMT" style:font-size-asian="12pt" style:font-name-complex="CourierNewPSMT" style:font-size-complex="12pt"/>
    </style:style>
    <style:style style:name="T24" style:family="text">
      <style:text-properties fo:color="#000000" style:font-name="CourierNewPSMT" fo:font-size="12pt" officeooo:rsid="0054ad2b" style:font-name-asian="CourierNewPSMT" style:font-size-asian="12pt" style:font-name-complex="CourierNewPSMT" style:font-size-complex="12pt"/>
    </style:style>
    <style:style style:name="T25" style:family="text">
      <style:text-properties fo:color="#000000" style:font-name-asian="CourierNewPSMT" style:font-name-complex="CourierNewPSMT"/>
    </style:style>
    <style:style style:name="T26" style:family="text">
      <style:text-properties fo:color="#000000" officeooo:rsid="0046f300" style:font-name-asian="CourierNewPSMT" style:font-name-complex="CourierNewPSMT"/>
    </style:style>
    <style:style style:name="T27" style:family="text">
      <style:text-properties fo:color="#000000" officeooo:rsid="004b5477" style:font-name-asian="CourierNewPSMT" style:font-name-complex="CourierNewPSMT"/>
    </style:style>
    <style:style style:name="T28" style:family="text">
      <style:text-properties fo:color="#000000" officeooo:rsid="004f1297" style:font-name-asian="CourierNewPSMT" style:font-name-complex="CourierNewPSMT"/>
    </style:style>
    <style:style style:name="T29" style:family="text">
      <style:text-properties fo:color="#000000" officeooo:rsid="004f2349" style:font-name-asian="CourierNewPSMT" style:font-name-complex="CourierNewPSMT"/>
    </style:style>
    <style:style style:name="T30" style:family="text">
      <style:text-properties fo:color="#000000" officeooo:rsid="00563b07" style:font-name-asian="CourierNewPSMT" style:font-name-complex="CourierNewPSMT"/>
    </style:style>
    <style:style style:name="T31" style:family="text">
      <style:text-properties fo:color="#000000" fo:font-weight="normal" officeooo:rsid="004b5477" style:font-name-asian="CourierNewPSMT" style:font-weight-asian="normal" style:font-name-complex="CourierNewPSMT" style:font-weight-complex="normal"/>
    </style:style>
    <style:style style:name="T32" style:family="text">
      <style:text-properties fo:color="#000000" style:font-name="Courier New" fo:font-size="10pt" fo:font-weight="bold" officeooo:rsid="004f1297" style:font-name-asian="CourierNewPSMT" style:font-size-asian="10pt" style:font-weight-asian="bold" style:font-name-complex="CourierNewPSMT" style:font-size-complex="10pt" style:font-weight-complex="bold"/>
    </style:style>
    <style:style style:name="T33" style:family="text">
      <style:text-properties fo:color="#000000" style:font-name="Courier New" fo:font-size="10pt" fo:font-weight="bold" officeooo:rsid="0054ad2b" style:font-name-asian="CourierNewPSMT" style:font-size-asian="10pt" style:font-weight-asian="bold" style:font-name-complex="CourierNewPSMT" style:font-size-complex="10pt" style:font-weight-complex="bold"/>
    </style:style>
    <style:style style:name="T34" style:family="text">
      <style:text-properties fo:color="#aa0d91" style:font-name-asian="CourierNewPSMT" style:font-name-complex="CourierNewPSMT"/>
    </style:style>
    <style:style style:name="T35" style:family="text">
      <style:text-properties fo:color="#aa0d91" officeooo:rsid="001afa66" style:font-name-asian="CourierNewPSMT" style:font-name-complex="CourierNewPSMT"/>
    </style:style>
    <style:style style:name="T36" style:family="text">
      <style:text-properties fo:color="#aa0d91" officeooo:rsid="001ba1e0" style:font-name-asian="CourierNewPSMT" style:font-name-complex="CourierNewPSMT"/>
    </style:style>
    <style:style style:name="T37" style:family="text">
      <style:text-properties fo:color="#aa0d91" style:font-name-asian="CourierNewPSMT" style:font-name-complex="CourierNewPSMT"/>
    </style:style>
    <style:style style:name="T38" style:family="text">
      <style:text-properties fo:color="#aa0d91" officeooo:rsid="0046f300" style:font-name-asian="CourierNewPSMT" style:font-name-complex="CourierNewPSMT"/>
    </style:style>
    <style:style style:name="T39" style:family="text">
      <style:text-properties fo:color="#aa0d91" officeooo:rsid="004f1297" style:font-name-asian="CourierNewPSMT" style:font-name-complex="CourierNewPSMT"/>
    </style:style>
    <style:style style:name="T40" style:family="text">
      <style:text-properties fo:color="#aa0d91" officeooo:rsid="004f2349" style:font-name-asian="CourierNewPSMT" style:font-name-complex="CourierNewPSMT"/>
    </style:style>
    <style:style style:name="T41" style:family="text">
      <style:text-properties fo:color="#aa0d91" officeooo:rsid="00563b07" style:font-name-asian="CourierNewPSMT" style:font-name-complex="CourierNewPSMT"/>
    </style:style>
    <style:style style:name="T42" style:family="text">
      <style:text-properties fo:color="#aa0d91" officeooo:rsid="004b5477" style:font-name-asian="CourierNewPSMT" style:font-name-complex="CourierNewPSMT"/>
    </style:style>
    <style:style style:name="T43" style:family="text">
      <style:text-properties fo:color="#aa0d91" fo:font-weight="normal" officeooo:rsid="004b5477" style:font-name-asian="CourierNewPSMT" style:font-weight-asian="normal" style:font-name-complex="CourierNewPSMT" style:font-weight-complex="normal"/>
    </style:style>
    <style:style style:name="T44" style:family="text">
      <style:text-properties fo:color="#aa0d91" style:font-name="Courier New" fo:font-size="10pt" fo:font-weight="bold" officeooo:rsid="004f1297" style:font-name-asian="CourierNewPSMT" style:font-size-asian="10pt" style:font-weight-asian="bold" style:font-name-complex="CourierNewPSMT" style:font-size-complex="10pt" style:font-weight-complex="bold"/>
    </style:style>
    <style:style style:name="T45" style:family="text">
      <style:text-properties fo:color="#aa0d91" style:font-name="Courier New" fo:font-size="10pt" fo:font-weight="bold" officeooo:rsid="0054ad2b" style:font-name-asian="CourierNewPSMT" style:font-size-asian="10pt" style:font-weight-asian="bold" style:font-name-complex="CourierNewPSMT" style:font-size-complex="10pt" style:font-weight-complex="bold"/>
    </style:style>
    <style:style style:name="T46" style:family="text">
      <style:text-properties fo:color="#5c2699" style:font-name-asian="CourierNewPSMT" style:font-name-complex="CourierNewPSMT"/>
    </style:style>
    <style:style style:name="T47" style:family="text">
      <style:text-properties fo:color="#5c2699" style:font-name-asian="CourierNewPSMT" style:font-name-complex="CourierNewPSMT"/>
    </style:style>
    <style:style style:name="T48" style:family="text">
      <style:text-properties fo:color="#5c2699" officeooo:rsid="0046f300" style:font-name-asian="CourierNewPSMT" style:font-name-complex="CourierNewPSMT"/>
    </style:style>
    <style:style style:name="T49" style:family="text">
      <style:text-properties fo:color="#5c2699" officeooo:rsid="004f2349" style:font-name-asian="CourierNewPSMT" style:font-name-complex="CourierNewPSMT"/>
    </style:style>
    <style:style style:name="T50" style:family="text">
      <style:text-properties fo:color="#5c2699" officeooo:rsid="00563b07" style:font-name-asian="CourierNewPSMT" style:font-name-complex="CourierNewPSMT"/>
    </style:style>
    <style:style style:name="T51" style:family="text">
      <style:text-properties fo:color="#5c2699" officeooo:rsid="004b5477" style:font-name-asian="CourierNewPSMT" style:font-name-complex="CourierNewPSMT"/>
    </style:style>
    <style:style style:name="T52" style:family="text">
      <style:text-properties fo:color="#5c2699" fo:font-weight="normal" officeooo:rsid="004b5477" style:font-name-asian="CourierNewPSMT" style:font-weight-asian="normal" style:font-name-complex="CourierNewPSMT" style:font-weight-complex="normal"/>
    </style:style>
    <style:style style:name="T53" style:family="text">
      <style:text-properties fo:color="#5c2699" style:font-name="Courier New" fo:font-size="10pt" fo:font-weight="bold" officeooo:rsid="004f1297" style:font-name-asian="CourierNewPSMT" style:font-size-asian="10pt" style:font-weight-asian="bold" style:font-name-complex="CourierNewPSMT" style:font-size-complex="10pt" style:font-weight-complex="bold"/>
    </style:style>
    <style:style style:name="T54" style:family="text">
      <style:text-properties fo:color="#5c2699" style:font-name="Courier New" fo:font-size="10pt" fo:font-weight="bold" officeooo:rsid="0054ad2b" style:font-name-asian="CourierNewPSMT" style:font-size-asian="10pt" style:font-weight-asian="bold" style:font-name-complex="CourierNewPSMT" style:font-size-complex="10pt" style:font-weight-complex="bold"/>
    </style:style>
    <style:style style:name="T55" style:family="text">
      <style:text-properties fo:color="#007400" style:font-name-asian="CourierNewPSMT" style:font-name-complex="CourierNewPSMT"/>
    </style:style>
    <style:style style:name="T56" style:family="text">
      <style:text-properties fo:color="#2e0d6e" style:font-name-asian="CourierNewPSMT" style:font-name-complex="CourierNewPSMT"/>
    </style:style>
    <style:style style:name="T57" style:family="text">
      <style:text-properties fo:color="#2e0d6e" style:font-name-asian="CourierNewPSMT" style:font-name-complex="CourierNewPSMT"/>
    </style:style>
    <style:style style:name="T58" style:family="text">
      <style:text-properties fo:color="#2e0d6e" officeooo:rsid="0046f300" style:font-name-asian="CourierNewPSMT" style:font-name-complex="CourierNewPSMT"/>
    </style:style>
    <style:style style:name="T59" style:family="text">
      <style:text-properties fo:color="#3f6e74" style:font-name-asian="CourierNewPSMT" style:font-name-complex="CourierNewPSMT"/>
    </style:style>
    <style:style style:name="T60" style:family="text">
      <style:text-properties fo:color="#3f6e74" style:font-name-asian="CourierNewPSMT" style:font-name-complex="CourierNewPSMT"/>
    </style:style>
    <style:style style:name="T61" style:family="text">
      <style:text-properties fo:color="#3f6e74" officeooo:rsid="0046f300" style:font-name-asian="CourierNewPSMT" style:font-name-complex="CourierNewPSMT"/>
    </style:style>
    <style:style style:name="T62" style:family="text">
      <style:text-properties fo:color="#3f6e74" officeooo:rsid="004f1297" style:font-name-asian="CourierNewPSMT" style:font-name-complex="CourierNewPSMT"/>
    </style:style>
    <style:style style:name="T63" style:family="text">
      <style:text-properties fo:color="#3f6e74" officeooo:rsid="004f2349" style:font-name-asian="CourierNewPSMT" style:font-name-complex="CourierNewPSMT"/>
    </style:style>
    <style:style style:name="T64" style:family="text">
      <style:text-properties fo:color="#3f6e74" officeooo:rsid="00563b07" style:font-name-asian="CourierNewPSMT" style:font-name-complex="CourierNewPSMT"/>
    </style:style>
    <style:style style:name="T65" style:family="text">
      <style:text-properties fo:color="#3f6e74" style:font-name="Courier New" fo:font-size="10pt" fo:font-weight="bold" officeooo:rsid="004f1297" style:font-name-asian="CourierNewPSMT" style:font-size-asian="10pt" style:font-weight-asian="bold" style:font-name-complex="CourierNewPSMT" style:font-size-complex="10pt" style:font-weight-complex="bold"/>
    </style:style>
    <style:style style:name="T66" style:family="text">
      <style:text-properties fo:color="#3f6e74" style:font-name="Courier New" fo:font-size="10pt" fo:font-weight="bold" officeooo:rsid="0054ad2b" style:font-name-asian="CourierNewPSMT" style:font-size-asian="10pt" style:font-weight-asian="bold" style:font-name-complex="CourierNewPSMT" style:font-size-complex="10pt" style:font-weight-complex="bold"/>
    </style:style>
    <style:style style:name="T67" style:family="text">
      <style:text-properties fo:color="#1c00cf" style:font-name-asian="CourierNewPSMT" style:font-name-complex="CourierNewPSMT"/>
    </style:style>
    <style:style style:name="T68" style:family="text">
      <style:text-properties fo:color="#1c00cf" style:font-name-asian="CourierNewPSMT" style:font-name-complex="CourierNewPSMT"/>
    </style:style>
    <style:style style:name="T69" style:family="text">
      <style:text-properties fo:color="#1c00cf" officeooo:rsid="004f1297" style:font-name-asian="CourierNewPSMT" style:font-name-complex="CourierNewPSMT"/>
    </style:style>
    <style:style style:name="T70" style:family="text">
      <style:text-properties fo:color="#1c00cf" officeooo:rsid="004f2349" style:font-name-asian="CourierNewPSMT" style:font-name-complex="CourierNewPSMT"/>
    </style:style>
    <style:style style:name="T71" style:family="text">
      <style:text-properties fo:color="#1c00cf" officeooo:rsid="00563b07" style:font-name-asian="CourierNewPSMT" style:font-name-complex="CourierNewPSMT"/>
    </style:style>
    <style:style style:name="T72" style:family="text">
      <style:text-properties fo:color="#1c00cf" style:font-name="Courier New" fo:font-size="10pt" fo:font-weight="bold" officeooo:rsid="0054ad2b" style:font-name-asian="CourierNewPSMT" style:font-size-asian="10pt" style:font-weight-asian="bold" style:font-name-complex="CourierNewPSMT" style:font-size-complex="10pt" style:font-weight-complex="bold"/>
    </style:style>
    <style:style style:name="T73" style:family="text">
      <style:text-properties officeooo:rsid="001ba1e0"/>
    </style:style>
    <style:style style:name="T74" style:family="text">
      <style:text-properties fo:color="#26474b" style:font-name-asian="CourierNewPSMT" style:font-name-complex="CourierNewPSMT"/>
    </style:style>
    <style:style style:name="T75" style:family="text">
      <style:text-properties fo:color="#26474b" style:font-name-asian="CourierNewPSMT" style:font-name-complex="CourierNewPSMT"/>
    </style:style>
    <style:style style:name="T76" style:family="text">
      <style:text-properties fo:color="#26474b" officeooo:rsid="004f1297" style:font-name-asian="CourierNewPSMT" style:font-name-complex="CourierNewPSMT"/>
    </style:style>
    <style:style style:name="T77" style:family="text">
      <style:text-properties fo:color="#26474b" officeooo:rsid="004f2349" style:font-name-asian="CourierNewPSMT" style:font-name-complex="CourierNewPSMT"/>
    </style:style>
    <style:style style:name="T78" style:family="text">
      <style:text-properties fo:color="#26474b" officeooo:rsid="00563b07" style:font-name-asian="CourierNewPSMT" style:font-name-complex="CourierNewPSMT"/>
    </style:style>
    <style:style style:name="T79" style:family="text">
      <style:text-properties fo:color="#26474b" style:font-name="Courier New" fo:font-size="10pt" fo:font-weight="bold" officeooo:rsid="004f1297" style:font-name-asian="CourierNewPSMT" style:font-size-asian="10pt" style:font-weight-asian="bold" style:font-name-complex="CourierNewPSMT" style:font-size-complex="10pt" style:font-weight-complex="bold"/>
    </style:style>
    <style:style style:name="T80" style:family="text">
      <style:text-properties fo:color="#26474b" style:font-name="Courier New" fo:font-size="10pt" fo:font-weight="bold" officeooo:rsid="00522a20" style:font-name-asian="CourierNewPSMT" style:font-size-asian="10pt" style:font-weight-asian="bold" style:font-name-complex="CourierNewPSMT" style:font-size-complex="10pt" style:font-weight-complex="bold"/>
    </style:style>
    <style:style style:name="T81" style:family="text">
      <style:text-properties fo:color="#26474b" style:font-name="Courier New" fo:font-size="10pt" fo:font-weight="bold" officeooo:rsid="0054ad2b" style:font-name-asian="CourierNewPSMT" style:font-size-asian="10pt" style:font-weight-asian="bold" style:font-name-complex="CourierNewPSMT" style:font-size-complex="10pt" style:font-weight-complex="bold"/>
    </style:style>
    <style:style style:name="T82" style:family="text">
      <style:text-properties officeooo:rsid="001cf38a"/>
    </style:style>
    <style:style style:name="T83" style:family="text">
      <style:text-properties officeooo:rsid="00200b3a"/>
    </style:style>
    <style:style style:name="T84" style:family="text">
      <style:text-properties style:use-window-font-color="true" fo:font-size="12pt" officeooo:rsid="002c371a" style:font-name-asian="Helvetica" style:font-size-asian="12pt" style:font-name-complex="Helvetica" style:font-size-complex="12pt"/>
    </style:style>
    <style:style style:name="T85" style:family="text">
      <style:text-properties style:use-window-font-color="true" fo:font-size="12pt" officeooo:rsid="0048949e" style:font-name-asian="Helvetica" style:font-size-asian="12pt" style:font-name-complex="Helvetica" style:font-size-complex="12pt"/>
    </style:style>
    <style:style style:name="T86" style:family="text">
      <style:text-properties style:use-window-font-color="true" fo:font-size="12pt" officeooo:rsid="0049f41e" style:font-name-asian="Helvetica" style:font-size-asian="12pt" style:font-name-complex="Helvetica" style:font-size-complex="12pt"/>
    </style:style>
    <style:style style:name="T87" style:family="text">
      <style:text-properties style:use-window-font-color="true" fo:font-size="12pt" officeooo:rsid="0047d542" style:font-name-asian="Helvetica" style:font-size-asian="12pt" style:font-name-complex="Helvetica" style:font-size-complex="12pt"/>
    </style:style>
    <style:style style:name="T88" style:family="text">
      <style:text-properties style:use-window-font-color="true" fo:font-size="12pt" officeooo:rsid="004a649b" style:font-name-asian="Helvetica" style:font-size-asian="12pt" style:font-name-complex="Helvetica" style:font-size-complex="12pt"/>
    </style:style>
    <style:style style:name="T89" style:family="text">
      <style:text-properties style:use-window-font-color="true" fo:font-size="12pt" officeooo:rsid="0059df8d" style:font-name-asian="Helvetica" style:font-size-asian="12pt" style:font-name-complex="Helvetica" style:font-size-complex="12pt"/>
    </style:style>
    <style:style style:name="T90" style:family="text">
      <style:text-properties style:use-window-font-color="true" fo:font-size="12pt" fo:font-weight="bold" officeooo:rsid="002c371a" style:font-name-asian="Helvetica" style:font-size-asian="12pt" style:font-weight-asian="bold" style:font-name-complex="Helvetica" style:font-size-complex="12pt" style:font-weight-complex="bold"/>
    </style:style>
    <style:style style:name="T91" style:family="text">
      <style:text-properties style:use-window-font-color="true" fo:font-size="12pt" fo:font-weight="normal" officeooo:rsid="002c371a" style:font-name-asian="Helvetica" style:font-size-asian="12pt" style:font-weight-asian="normal" style:font-name-complex="Helvetica" style:font-size-complex="12pt" style:font-weight-complex="normal"/>
    </style:style>
    <style:style style:name="T92" style:family="text">
      <style:text-properties style:use-window-font-color="true" fo:font-size="12pt" fo:font-weight="normal" officeooo:rsid="003a8ada" style:font-name-asian="Helvetica" style:font-size-asian="12pt" style:font-weight-asian="normal" style:font-name-complex="Helvetica" style:font-size-complex="12pt" style:font-weight-complex="normal"/>
    </style:style>
    <style:style style:name="T93" style:family="text">
      <style:text-properties style:use-window-font-color="true" fo:font-size="12pt" style:text-underline-style="solid" style:text-underline-width="auto" style:text-underline-color="font-color" officeooo:rsid="0049f41e" style:font-name-asian="Helvetica" style:font-size-asian="12pt" style:font-name-complex="Helvetica" style:font-size-complex="12pt"/>
    </style:style>
    <style:style style:name="T94" style:family="text">
      <style:text-properties style:use-window-font-color="true" style:font-name="Times New Roman" fo:font-size="12pt" fo:font-weight="normal" officeooo:rsid="002c371a" style:font-name-asian="Helvetica" style:font-size-asian="12pt" style:font-weight-asian="normal" style:font-name-complex="Helvetica" style:font-size-complex="12pt" style:font-weight-complex="normal"/>
    </style:style>
    <style:style style:name="T95" style:family="text">
      <style:text-properties style:use-window-font-color="true" style:font-name="Times New Roman" fo:font-size="12pt" style:text-underline-style="solid" style:text-underline-width="auto" style:text-underline-color="font-color" fo:font-weight="normal" officeooo:rsid="002c371a" style:font-name-asian="Helvetica" style:font-size-asian="12pt" style:font-weight-asian="normal" style:font-name-complex="Helvetica" style:font-size-complex="12pt" style:font-weight-complex="normal"/>
    </style:style>
    <style:style style:name="T96" style:family="text">
      <style:text-properties style:use-window-font-color="true" fo:font-weight="bold" officeooo:rsid="002c371a" style:font-name-asian="Helvetica" style:font-weight-asian="bold" style:font-name-complex="Helvetica" style:font-weight-complex="bold"/>
    </style:style>
    <style:style style:name="T97" style:family="text">
      <style:text-properties style:use-window-font-color="true" fo:font-size="14pt" fo:font-weight="bold" officeooo:rsid="002c371a" style:font-name-asian="Helvetica" style:font-size-asian="14pt" style:font-weight-asian="bold" style:font-name-complex="Helvetica" style:font-size-complex="14pt" style:font-weight-complex="bold"/>
    </style:style>
    <style:style style:name="T98" style:family="text">
      <style:text-properties style:use-window-font-color="true" fo:font-size="14pt" fo:font-weight="bold" officeooo:rsid="0048949e" style:font-name-asian="Helvetica" style:font-size-asian="14pt" style:font-weight-asian="bold" style:font-name-complex="Helvetica" style:font-size-complex="14pt" style:font-weight-complex="bold"/>
    </style:style>
    <style:style style:name="T99" style:family="text">
      <style:text-properties style:use-window-font-color="true" officeooo:rsid="004b5477" style:font-name-asian="Helvetica" style:font-name-complex="Helvetica"/>
    </style:style>
    <style:style style:name="T100" style:family="text">
      <style:text-properties officeooo:rsid="00319ac1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officeooo:rsid="0019459a" style:font-style-asian="italic" style:font-style-complex="italic"/>
    </style:style>
    <style:style style:name="T103" style:family="text">
      <style:text-properties fo:font-weight="bold" officeooo:rsid="0036ec40" style:font-weight-asian="bold" style:font-weight-complex="bold"/>
    </style:style>
    <style:style style:name="T104" style:family="text">
      <style:text-properties fo:font-weight="bold" officeooo:rsid="003cd747" style:font-weight-asian="bold" style:font-weight-complex="bold"/>
    </style:style>
    <style:style style:name="T105" style:family="text">
      <style:text-properties fo:font-weight="bold" officeooo:rsid="00357a76" style:font-weight-asian="bold" style:font-weight-complex="bold"/>
    </style:style>
    <style:style style:name="T106" style:family="text">
      <style:text-properties fo:font-weight="bold" officeooo:rsid="004b5477" style:font-weight-asian="bold" style:font-weight-complex="bold"/>
    </style:style>
    <style:style style:name="T107" style:family="text">
      <style:text-properties officeooo:rsid="0034562e"/>
    </style:style>
    <style:style style:name="T108" style:family="text">
      <style:text-properties officeooo:rsid="0036ec40"/>
    </style:style>
    <style:style style:name="T109" style:family="text">
      <style:text-properties officeooo:rsid="003a8ada"/>
    </style:style>
    <style:style style:name="T110" style:family="text">
      <style:text-properties officeooo:rsid="003c4101"/>
    </style:style>
    <style:style style:name="T111" style:family="text">
      <style:text-properties fo:font-weight="normal" officeooo:rsid="0036ec40" style:font-weight-asian="normal" style:font-weight-complex="normal"/>
    </style:style>
    <style:style style:name="T112" style:family="text">
      <style:text-properties fo:font-weight="normal" officeooo:rsid="003cd747" style:font-weight-asian="normal" style:font-weight-complex="normal"/>
    </style:style>
    <style:style style:name="T113" style:family="text">
      <style:text-properties fo:font-weight="normal" officeooo:rsid="004b5477" style:font-weight-asian="normal" style:font-weight-complex="normal"/>
    </style:style>
    <style:style style:name="T114" style:family="text">
      <style:text-properties officeooo:rsid="003f76e0"/>
    </style:style>
    <style:style style:name="T115" style:family="text">
      <style:text-properties officeooo:rsid="003fa501"/>
    </style:style>
    <style:style style:name="T116" style:family="text">
      <style:text-properties officeooo:rsid="00416f27"/>
    </style:style>
    <style:style style:name="T117" style:family="text">
      <style:text-properties officeooo:rsid="00436adb"/>
    </style:style>
    <style:style style:name="T118" style:family="text">
      <style:text-properties officeooo:rsid="0043c429"/>
    </style:style>
    <style:style style:name="T119" style:family="text">
      <style:text-properties officeooo:rsid="00450753"/>
    </style:style>
    <style:style style:name="T120" style:family="text">
      <style:text-properties officeooo:rsid="0046f300"/>
    </style:style>
    <style:style style:name="T121" style:family="text">
      <style:text-properties fo:color="#c41a16" style:font-name-asian="CourierNewPSMT" style:font-name-complex="CourierNewPSMT"/>
    </style:style>
    <style:style style:name="T122" style:family="text">
      <style:text-properties officeooo:rsid="0047d542"/>
    </style:style>
    <style:style style:name="T123" style:family="text">
      <style:text-properties officeooo:rsid="004b5477"/>
    </style:style>
    <style:style style:name="T124" style:family="text">
      <style:text-properties officeooo:rsid="004cfff1"/>
    </style:style>
    <style:style style:name="T125" style:family="text">
      <style:text-properties fo:font-size="12pt" officeooo:rsid="004cfff1" style:font-name-asian="CourierNewPSMT" style:font-size-asian="12pt" style:font-name-complex="CourierNewPSMT" style:font-size-complex="12pt"/>
    </style:style>
    <style:style style:name="T126" style:family="text">
      <style:text-properties fo:font-size="12pt" officeooo:rsid="004e46b1" style:font-name-asian="CourierNewPSMT" style:font-size-asian="12pt" style:font-name-complex="CourierNewPSMT" style:font-size-complex="12pt"/>
    </style:style>
    <style:style style:name="T127" style:family="text">
      <style:text-properties fo:font-size="12pt" officeooo:rsid="004e78a5" style:font-name-asian="CourierNewPSMT" style:font-size-asian="12pt" style:font-name-complex="CourierNewPSMT" style:font-size-complex="12pt"/>
    </style:style>
    <style:style style:name="T128" style:family="text">
      <style:text-properties fo:font-size="12pt" officeooo:rsid="004f1297" style:font-name-asian="CourierNewPSMT" style:font-size-asian="12pt" style:font-name-complex="CourierNewPSMT" style:font-size-complex="12pt"/>
    </style:style>
    <style:style style:name="T129" style:family="text">
      <style:text-properties fo:font-size="12pt" officeooo:rsid="0052632f" style:font-name-asian="CourierNewPSMT" style:font-size-asian="12pt" style:font-name-complex="CourierNewPSMT" style:font-size-complex="12pt"/>
    </style:style>
    <style:style style:name="T130" style:family="text">
      <style:text-properties officeooo:rsid="004e46b1" style:font-name-asian="CourierNewPSMT" style:font-name-complex="CourierNewPSMT"/>
    </style:style>
    <style:style style:name="T131" style:family="text">
      <style:text-properties officeooo:rsid="004f1297" style:font-name-asian="CourierNewPSMT" style:font-name-complex="CourierNewPSMT"/>
    </style:style>
    <style:style style:name="T132" style:family="text">
      <style:text-properties officeooo:rsid="004e78a5"/>
    </style:style>
    <style:style style:name="T133" style:family="text">
      <style:text-properties officeooo:rsid="004f1297"/>
    </style:style>
    <style:style style:name="T134" style:family="text">
      <style:text-properties officeooo:rsid="004f2349"/>
    </style:style>
    <style:style style:name="T135" style:family="text">
      <style:text-properties officeooo:rsid="00503922"/>
    </style:style>
    <style:style style:name="T136" style:family="text">
      <style:text-properties officeooo:rsid="0054ad2b"/>
    </style:style>
    <style:style style:name="T137" style:family="text">
      <style:text-properties officeooo:rsid="00563b07"/>
    </style:style>
    <style:style style:name="T138" style:family="text">
      <style:text-properties officeooo:rsid="00565b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span text:style-name="T120">SimpleLayout:</text:span></text:p>
      <text:p text:style-name="P58"><text:span text:style-name="T120">A Simple Approach to iOS View Layout</text:span></text:p>
      <text:p text:style-name="P38"/>
      <text:p text:style-name="P59"><text:span text:style-name="T120">SimpleLayout is a very small addition to the API already available in iOS. <text:s/>The entire process of layout is simply, and entirely, sizing and positioning the subviews of your view.</text:span></text:p>
      <text:p text:style-name="P59"><text:span text:style-name="T120"/></text:p>
      <text:p text:style-name="P60"><text:span text:style-name="T120">Sizing Views</text:span></text:p>
      <text:p text:style-name="P59"><text:span text:style-name="T120"/></text:p>
      <text:p text:style-name="P59"><text:span text:style-name="T120">Some views know intrinsically how big they ought to be. <text:s/>UILabel and UIButton objects will set their frame size to accommodate their text if you call resizeToFit. <text:s/>For example, when the following code is executed, the topLabel UILabel will have its frame set to the proper </text:span><text:span text:style-name="T122">size to contain the text assigned.</text:span></text:p>
      <text:p text:style-name="P59"><text:span text:style-name="T120"/></text:p>
      <text:p text:style-name="P63"><text:span text:style-name="T26"><text:s text:c="4"/></text:span><text:span text:style-name="T38">self</text:span><text:span text:style-name="T26">.</text:span><text:span text:style-name="T61">topLabel</text:span><text:span text:style-name="T26"> = [[[</text:span><text:span text:style-name="T48">UILabel</text:span><text:span text:style-name="T26"> </text:span><text:span text:style-name="T58">alloc</text:span><text:span text:style-name="T26">] </text:span><text:span text:style-name="T58">init</text:span><text:span text:style-name="T26">] </text:span><text:span text:style-name="T58">autorelease</text:span><text:span text:style-name="T26">];</text:span></text:p>
      <text:p text:style-name="P64"><text:span text:style-name="T9"><text:s text:c="4"/></text:span><text:span text:style-name="T34">self</text:span><text:span text:style-name="T9">.</text:span><text:span text:style-name="T59">topLabel</text:span><text:span text:style-name="T9">.</text:span><text:span text:style-name="T46">text</text:span><text:span text:style-name="T9"> = </text:span><text:span text:style-name="T121">@"topLabel"</text:span><text:span text:style-name="T9">;</text:span></text:p>
      <text:p text:style-name="P64"><text:span text:style-name="T9"><text:s text:c="4"/>[</text:span><text:span text:style-name="T34">self</text:span><text:span text:style-name="T9">.</text:span><text:span text:style-name="T59">topLabel</text:span><text:span text:style-name="T9"> </text:span><text:span text:style-name="T56">sizeToFit</text:span><text:span text:style-name="T9">];</text:span></text:p>
      <text:p text:style-name="P63"><text:span text:style-name="T120"/></text:p>
      <text:p text:style-name="P70"><text:span text:style-name="T122">Slider controls know how tall they should be (assuming you're laying it out horizontally). <text:s/>But they don't know how wide to be. <text:s/>You'll have to provide that by arbitrarily choosing a width or (better yet) by setting it in your SimpleLayout code.</text:span></text:p>
      <text:p text:style-name="P70"><text:span text:style-name="T122"/></text:p>
      <text:p text:style-name="P70"><text:span text:style-name="T122">Other views won't know what to do for either dimension.</text:span></text:p>
      <text:p text:style-name="P70"><text:span text:style-name="T122"/></text:p>
      <text:p text:style-name="P70"><text:span text:style-name="T122">Q: How big should you be Mr. UITextView?</text:span></text:p>
      <text:p text:style-name="P70"><text:span text:style-name="T122">A: I dunno. <text:s/>How big do you want me to be?</text:span></text:p>
      <text:p text:style-name="P70"><text:span text:style-name="T122"/></text:p>
      <text:p text:style-name="P70"><text:span text:style-name="T122">I generally call sizeToFit at the point I create my views. <text:s/>Otherwise I do the rest of the view resizing as part of my layout code.</text:span></text:p>
      <text:p text:style-name="P70"><text:span text:style-name="T122"/></text:p>
      <text:p text:style-name="P70"><text:span text:style-name="T122">I do recommend, however, that you </text:span><text:span text:style-name="T94">execute code that changes the size of your subviews </text:span><text:span text:style-name="T95">before</text:span><text:span text:style-name="T94"> positioning them, or other subviews that depend on them. <text:s/>Imagine that you place subview B to the right of subview A and then increase the width of A. <text:s/>You might end up obscuring B.</text:span></text:p>
      <text:p text:style-name="P59"><text:span text:style-name="T120"/></text:p>
      <text:h text:style-name="P84" text:outline-level="3"><text:bookmark text:name="jumpTo_77"/><text:span text:style-name="T97">viewWillLayoutSubviews </text:span><text:span text:style-name="T98">and </text:span><text:bookmark text:name="jumpTo_88"/><text:span text:style-name="T96">layoutSubviews</text:span></text:h>
      <text:p text:style-name="P71"><text:span text:style-name="T85"/></text:p>
      <text:p text:style-name="P72"><text:span text:style-name="T85">In order to do its job, your SimpleLayout code needs to be called whenever the size of your view changes – most often when the user has rotated the device. <text:s/></text:span><text:span text:style-name="T86">There are really only two good options. <text:s/>If you have a custom UIView (and you should unless you have a </text:span><text:span text:style-name="T93">very</text:span><text:span text:style-name="T86"> simple view), you should put your layout code in UIView.layoutSubViews. <text:s/>Or call it from there.</text:span></text:p>
      <text:p text:style-name="P72"><text:span text:style-name="T86"/></text:p>
      <text:p text:style-name="P72"><text:span text:style-name="T86">Otherwise, if you are determined to handle everything in your UIViewController, put your layout code in UIViewController.viewWillLayoutSubviews. </text:span><text:span text:style-name="T88">Or call it from there.</text:span></text:p>
      <text:p text:style-name="P72"><text:span text:style-name="T86"/></text:p>
      <text:p text:style-name="P72"><text:span text:style-name="T88">If you want to dig deeper into why this is the best place to put orientation/layout code s</text:span><text:span text:style-name="T87">ee Kevin Dew's </text:span><text:span text:style-name="T86">excellent</text:span><text:span text:style-name="T87"> </text:span><text:span text:style-name="T89">page on the topic at:</text:span></text:p>
      <text:p text:style-name="P72"><text:span text:style-name="T89"/></text:p>
      <text:p text:style-name="P73"><text:span text:style-name="T89">http://kevindew.me/post/18579273258/where-to-progmatically-lay-out-views-in-ios-5-and</text:span></text:p>
      <text:p text:style-name="P61"><text:span text:style-name="T99"/></text:p>
      <text:p text:style-name="P83"><text:span text:style-name="T99">SimpleLayout</text:span></text:p>
      <text:p text:style-name="P72"><text:span text:style-name="T87"/></text:p>
      <text:p text:style-name="P75"><text:span text:style-name="T123">SimpleLayout is an Objective C category that extends UIView, adding getters and setters for the following (virtual) attributes:</text:span></text:p>
      <text:p text:style-name="P75"><text:span text:style-name="T123"/></text:p>
      <text:p text:style-name="P75"><text:span text:style-name="T123">top</text:span></text:p>
      <text:p text:style-name="P75"><text:span text:style-name="T123">bottom</text:span></text:p>
      <text:p text:style-name="P75"><text:span text:style-name="T123">left</text:span></text:p>
      <text:p text:style-name="P75"><text:span text:style-name="T123">right</text:span></text:p>
      <text:p text:style-name="P75"><text:span text:style-name="T123">centerX</text:span></text:p>
      <text:p text:style-name="P75"><text:span text:style-name="T123">centerY</text:span></text:p>
      <text:p text:style-name="P75"><text:span text:style-name="T123">width</text:span></text:p>
      <text:p text:style-name="P75"><text:span text:style-name="T123">height</text:span></text:p>
      <text:p text:style-name="P75"><text:span text:style-name="T123"/></text:p>
      <text:p text:style-name="P75"><text:span text:style-name="T123">These simple additions to the UIView class will allow us to quickly and easily layout any view.</text:span></text:p>
      <text:p text:style-name="P75"><text:span text:style-name="T123"/></text:p>
      <text:p text:style-name="P75"><text:span text:style-name="T123">Setting </text:span><text:span text:style-name="T106">view.top = 10</text:span><text:span text:style-name="T113"> will position the view so that view.frame.origin.y = 10. <text:s/>SimpleLayout is what is sometimes called “semantic sugar”. <text:s/>You could code the same thing directly, but it wouldn't be nearly as succinct. <text:s/>iOS won't let you set a part of the frame. <text:s/>It's all or nothing. <text:s/>So in reality you would have to write:</text:span></text:p>
      <text:p text:style-name="P75"><text:span text:style-name="T113"/></text:p>
      <text:p text:style-name="P68"><text:span text:style-name="T27"><text:s text:c="4"/></text:span><text:span text:style-name="T51">CGRect</text:span><text:span text:style-name="T27"> frame = </text:span><text:span text:style-name="T42">self</text:span><text:span text:style-name="T27">.view.</text:span><text:span text:style-name="T51">frame</text:span><text:span text:style-name="T27">;</text:span></text:p>
      <text:p text:style-name="P64"><text:span text:style-name="T9"><text:s text:c="4"/>frame.</text:span><text:span text:style-name="T46">origin</text:span><text:span text:style-name="T9">.</text:span><text:span text:style-name="T46">y</text:span><text:span text:style-name="T9"> = </text:span><text:span text:style-name="T27">10</text:span><text:span text:style-name="T9">;</text:span></text:p>
      <text:p text:style-name="P64"><text:span text:style-name="T9"><text:s text:c="4"/></text:span><text:span text:style-name="T34">self</text:span><text:span text:style-name="T9">.</text:span><text:span text:style-name="T27">view.</text:span><text:span text:style-name="T46">frame</text:span><text:span text:style-name="T9"> = frame;</text:span></text:p>
      <text:p text:style-name="P68"><text:span text:style-name="T123"/></text:p>
      <text:p text:style-name="P74"><text:span text:style-name="T120"/></text:p>
      <text:p text:style-name="P53"><text:span text:style-name="T132">That's not only less concise, it's less readable.</text:span></text:p>
      <text:p text:style-name="P53"><text:span text:style-name="T132"/></text:p>
      <text:p text:style-name="P53"><text:span text:style-name="T124">To use SimpleLayout in your own code, add </text:span><text:span text:style-name="T125">UIView+SimpleLayout.h and .m to your project. <text:s/>Import the header file in the class where you want to do your layout.</text:span></text:p>
      <text:p text:style-name="P51"><text:span text:style-name="T125"/></text:p>
      <text:p text:style-name="P55"><text:span text:style-name="T130">Using SimpleLayout</text:span></text:p>
      <text:p text:style-name="P52"><text:span text:style-name="T126"/></text:p>
      <text:p text:style-name="P53"><text:span text:style-name="T127">There are two examples using SimpleLayout in the demo code (and one using auto layout for contrast). <text:s/>They should </text:span><text:span text:style-name="T128">be all you need to get on with. <text:s/>But here are a few examples to send you off to a good start. <text:s/></text:span><text:span text:style-name="T129">These examples all assume that you are working in UIViewController code.</text:span></text:p>
      <text:p text:style-name="P53"><text:span text:style-name="T128"/></text:p>
      <text:p text:style-name="P54"><text:span text:style-name="T128">We'll start off with the simplest example – positioning at a specific location.</text:span></text:p>
      <text:p text:style-name="P54"><text:span text:style-name="T128"/></text:p>
      <text:p text:style-name="P56"><text:span text:style-name="T131"><text:s text:c="4"/></text:span><text:span text:style-name="T39">self</text:span><text:span text:style-name="T131">.</text:span><text:span text:style-name="T62">someLabel</text:span><text:span text:style-name="T131">.</text:span><text:span text:style-name="T76">left</text:span><text:span text:style-name="T131"> = </text:span><text:span text:style-name="T69">10</text:span><text:span text:style-name="T131">;</text:span></text:p>
      <text:p text:style-name="P64"><text:span text:style-name="T9"><text:s text:c="4"/></text:span><text:span text:style-name="T34">self</text:span><text:span text:style-name="T9">.</text:span><text:span text:style-name="T59">someLabel</text:span><text:span text:style-name="T9">.</text:span><text:span text:style-name="T74">top</text:span><text:span text:style-name="T9"> = </text:span><text:span text:style-name="T67">10</text:span><text:span text:style-name="T9">;</text:span></text:p>
      <text:p text:style-name="P77"><text:span text:style-name="T134"/></text:p>
      <text:p text:style-name="P77"><text:span text:style-name="T134">This is the same thing as writing:</text:span></text:p>
      <text:p text:style-name="P77"><text:span text:style-name="T134"/></text:p>
      <text:p text:style-name="P67"><text:span text:style-name="T29"><text:s text:c="4"/></text:span><text:span text:style-name="T40">self</text:span><text:span text:style-name="T29">.</text:span><text:span text:style-name="T63">someLabel</text:span><text:span text:style-name="T29">.</text:span><text:span text:style-name="T77">left</text:span><text:span text:style-name="T29"> = </text:span><text:span text:style-name="T40">self</text:span><text:span text:style-name="T29">.</text:span><text:span text:style-name="T49">view</text:span><text:span text:style-name="T29">.</text:span><text:span text:style-name="T77">left</text:span><text:span text:style-name="T29"> + </text:span><text:span text:style-name="T70">10</text:span><text:span text:style-name="T29">;</text:span></text:p>
      <text:p text:style-name="P64"><text:span text:style-name="T9"><text:s text:c="4"/></text:span><text:span text:style-name="T34">self</text:span><text:span text:style-name="T9">.</text:span><text:span text:style-name="T59">someLabel</text:span><text:span text:style-name="T9">.</text:span><text:span text:style-name="T74">top</text:span><text:span text:style-name="T9"> = </text:span><text:span text:style-name="T34">self</text:span><text:span text:style-name="T9">.</text:span><text:span text:style-name="T46">view</text:span><text:span text:style-name="T9">.</text:span><text:span text:style-name="T74">right</text:span><text:span text:style-name="T9"> + </text:span><text:span text:style-name="T67">10</text:span><text:span text:style-name="T9">;</text:span></text:p>
      <text:p text:style-name="P67"><text:span text:style-name="T134"/></text:p>
      <text:p text:style-name="P78"><text:span text:style-name="T135">This is true because we are working within the parent view's point of view. <text:s/>So self.view.top and self.view.left will always be 0;</text:span></text:p>
      <text:p text:style-name="P76"><text:span text:style-name="T133"/></text:p>
      <text:p text:style-name="P76"><text:soft-page-break/><text:span text:style-name="T133">Or you might want to align two views.</text:span></text:p>
      <text:p text:style-name="P76"><text:span text:style-name="T133"/></text:p>
      <text:p text:style-name="P66"><text:span text:style-name="T28"><text:s text:c="4"/></text:span><text:span text:style-name="T39">self</text:span><text:span text:style-name="T28">.</text:span><text:span text:style-name="T62">otherLabel</text:span><text:span text:style-name="T28">.</text:span><text:span text:style-name="T76">top</text:span><text:span text:style-name="T28"> = </text:span><text:span text:style-name="T69">50</text:span><text:span text:style-name="T28">;</text:span></text:p>
      <text:p text:style-name="P64"><text:span text:style-name="T9"><text:s text:c="4"/></text:span><text:span text:style-name="T34">self</text:span><text:span text:style-name="T9">.</text:span><text:span text:style-name="T59">otherLabel</text:span><text:span text:style-name="T9">.</text:span><text:span text:style-name="T74">left</text:span><text:span text:style-name="T9"> = </text:span><text:span text:style-name="T34">self</text:span><text:span text:style-name="T9">.</text:span><text:span text:style-name="T59">someLabel</text:span><text:span text:style-name="T9">.</text:span><text:span text:style-name="T74">left</text:span><text:span text:style-name="T9">;</text:span></text:p>
      <text:p text:style-name="P76"><text:span text:style-name="T120"/></text:p>
      <text:p text:style-name="P79"><text:span text:style-name="T133">Setting the right and bottom attributes do not affect size, only positioning. <text:s/>The following code only moves the label to be 20 points from the right side of the view.</text:span></text:p>
      <text:p text:style-name="P79"><text:span text:style-name="T133"/></text:p>
      <text:p text:style-name="P79"><text:span text:style-name="T23"><text:s text:c="4"/></text:span><text:span text:style-name="T44">self</text:span><text:span text:style-name="T32">.</text:span><text:span text:style-name="T65">someLabel</text:span><text:span text:style-name="T32">.</text:span><text:span text:style-name="T79">right</text:span><text:span text:style-name="T32"> = </text:span><text:span text:style-name="T44">self</text:span><text:span text:style-name="T32">.</text:span><text:span text:style-name="T53">view</text:span><text:span text:style-name="T32">.</text:span><text:span text:style-name="T79">right </text:span><text:span text:style-name="T80">- 20</text:span><text:span text:style-name="T32">;</text:span></text:p>
      <text:p text:style-name="P79"><text:span text:style-name="T133"/></text:p>
      <text:p text:style-name="P81"><text:span text:style-name="T136">These examples are useful, but you don't really utilize the power inherent in SimpleLayout until you start making you calculations dependent on the current size of the parent view. <text:s/>Then your layout will look good no matter how the size changes.</text:span></text:p>
      <text:p text:style-name="P81"><text:span text:style-name="T136"/></text:p>
      <text:p text:style-name="P81"><text:span text:style-name="T24"><text:s text:c="4"/></text:span><text:span text:style-name="T45">self</text:span><text:span text:style-name="T33">.</text:span><text:span text:style-name="T66">someSlider</text:span><text:span text:style-name="T33">.</text:span><text:span text:style-name="T81">width</text:span><text:span text:style-name="T33"> = </text:span><text:span text:style-name="T45">self</text:span><text:span text:style-name="T33">.</text:span><text:span text:style-name="T54">view</text:span><text:span text:style-name="T33">.</text:span><text:span text:style-name="T81">width</text:span><text:span text:style-name="T33"> * </text:span><text:span text:style-name="T72">.70</text:span><text:span text:style-name="T33">;</text:span></text:p>
      <text:p text:style-name="P81"><text:span text:style-name="T136"/></text:p>
      <text:p text:style-name="P82"><text:span text:style-name="T137">If you've placed your layout code as recommended above, it will be called every time the size of the view changes. <text:s/>So the slider above will stretch or shrink to be exactly 70% as wide as the parent view.</text:span></text:p>
      <text:p text:style-name="P82"><text:span text:style-name="T137"/></text:p>
      <text:p text:style-name="P69"><text:span text:style-name="T30"><text:s text:c="4"/></text:span><text:span text:style-name="T41">self</text:span><text:span text:style-name="T30">.</text:span><text:span text:style-name="T64">otherLabel</text:span><text:span text:style-name="T30">.</text:span><text:span text:style-name="T78">top</text:span><text:span text:style-name="T30"> = </text:span><text:span text:style-name="T41">self</text:span><text:span text:style-name="T30">.</text:span><text:span text:style-name="T64">someLabel</text:span><text:span text:style-name="T30">.</text:span><text:span text:style-name="T78">bottom</text:span><text:span text:style-name="T30"> - (</text:span><text:span text:style-name="T41">self</text:span><text:span text:style-name="T30">.</text:span><text:span text:style-name="T50">view</text:span><text:span text:style-name="T30">.</text:span><text:span text:style-name="T78">height</text:span><text:span text:style-name="T30"> * </text:span><text:span text:style-name="T71">.08</text:span><text:span text:style-name="T30">);</text:span></text:p>
      <text:p text:style-name="P82"><text:span text:style-name="T137"/></text:p>
      <text:p text:style-name="P82"><text:span text:style-name="T137">This is another example of a dynamic layout. <text:s/>The space between someLabel and otherLabel will stretch or shrink depending on the size of the view.</text:span></text:p>
      <text:p text:style-name="P82"><text:span text:style-name="T137"/></text:p>
      <text:p text:style-name="P82"><text:span text:style-name="T137">One of the things that auto layout can't do is to provide equal spacing between multiple subviews that </text:span><text:span text:style-name="T138">grows or shrinks with the view. <text:s/>See the class XXXXX in the demo project to see how that is done.</text:span></text:p>
      <text:p text:style-name="P82"><text:span text:style-name="T137"/></text:p>
      <text:p text:style-name="P45"><text:span text:style-name="T137">Well that's probably all you need to be getting on with.</text:span></text:p>
      <text:p text:style-name="P45"><text:span text:style-name="T137"/></text:p>
      <text:p text:style-name="P62"><text:span text:style-name="T138">License</text:span></text:p>
      <text:p text:style-name="P44"><text:span text:style-name="T117"/></text:p>
      <text:p text:style-name="P44"><text:span text:style-name="T117">SimpleLayout </text:span><text:s/>is provided with <text:span text:style-name="T118">a</text:span> BSD license, so you can use Simple<text:span text:style-name="T109">L</text:span>ayout for all projects free and commercial. <text:span text:style-name="T119">But I wouldn't mind if you mentioned to people how nifty SimpleLayout is.</text:span></text:p>
      <text:p text:style-name="P43"/>
      <text:p text:style-name="P50">Getting SimpleLayout</text:p>
      <text:p text:style-name="P44"/>
      <text:p text:style-name="P46">The class and the example project are available at GitHub:</text:p>
      <text:p text:style-name="P46"><text:span text:style-name="T105"/></text:p>
      <text:p text:style-name="P46"><text:span text:style-name="T105">https://github.com/david-a-rogers/SimpleLayout.git</text:span></text:p>
      <text:p text:style-name="P48"><text:span text:style-name="T112"/></text:p>
      <text:p text:style-name="P47">David A. Rogers</text:p>
      <text:p text:style-name="P47"><text:span text:style-name="T137">August 20, 2013</text:span></text:p>
      <text:p text:style-name="P82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836 110" svg:d="m0 0h278 278 280v36 36 38h-278-278-280v-36-36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Rogers</meta:initial-creator>
    <meta:creation-date>2013-08-17T12:00:33</meta:creation-date>
    <dc:date>2013-08-22T22:28:03</dc:date>
    <dc:creator>David Rogers</dc:creator>
    <meta:editing-duration>P2DT11H5M54S</meta:editing-duration>
    <meta:editing-cycles>52</meta:editing-cycles>
    <meta:generator>LibreOffice/3.6$MacOSX_x86 LibreOffice_project/e183d5b-f8ccaf6-3804794-95b4be8-895629</meta:generator>
    <meta:printed-by>David Rogers</meta:printed-by>
    <meta:print-date>2013-08-22T22:24:54</meta:print-date>
    <meta:document-statistic meta:table-count="0" meta:image-count="0" meta:object-count="0" meta:page-count="4" meta:paragraph-count="64" meta:word-count="893" meta:character-count="5487" meta:non-whitespace-character-count="4570"/>
  </office:meta>
</office:document-meta>
</file>